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F000000F43741F64BCFA19DCB.png" manifest:media-type="image/png"/>
  <manifest:file-entry manifest:full-path="Pictures/1000000100000080000000802F260AA07D3ACAE1.png" manifest:media-type="image/png"/>
  <manifest:file-entry manifest:full-path="Pictures/100000010000033500000195F674A8CBBDBE6416.png" manifest:media-type="image/png"/>
  <manifest:file-entry manifest:full-path="Pictures/10000001000000E7000001CA09CABCC3556A96D8.png" manifest:media-type="image/png"/>
  <manifest:file-entry manifest:full-path="Pictures/1000000100000337000002244A9E90339ED460F0.png" manifest:media-type="image/png"/>
  <manifest:file-entry manifest:full-path="Pictures/10000001000000B9000000A8BEE391CAA65F6F71.png" manifest:media-type="image/png"/>
  <manifest:file-entry manifest:full-path="Pictures/10000001000001A800000049D372D3911D56AB08.png" manifest:media-type="image/png"/>
  <manifest:file-entry manifest:full-path="Pictures/10000001000000D1000000BB4FB8A47BFC812A34.png" manifest:media-type="image/png"/>
  <manifest:file-entry manifest:full-path="Pictures/10000001000000E1000001AB6EAF89A1A41BFBEF.png" manifest:media-type="image/png"/>
  <manifest:file-entry manifest:full-path="Pictures/100000010000023B00000126CAA49A93101901E6.png" manifest:media-type="image/png"/>
  <manifest:file-entry manifest:full-path="Pictures/10000001000000E200000184EB90FAA4E7BDC519.png" manifest:media-type="image/png"/>
  <manifest:file-entry manifest:full-path="Pictures/1000000100000101000000A9A6AB1920F3D83E2F.png" manifest:media-type="image/png"/>
  <manifest:file-entry manifest:full-path="Pictures/1000000100000100000000820653BC9A7D999EEB.png" manifest:media-type="image/png"/>
  <manifest:file-entry manifest:full-path="Pictures/10000001000000CD0000009A460262CB9B3EF0D6.png" manifest:media-type="image/png"/>
  <manifest:file-entry manifest:full-path="Pictures/100000010000012D0000004099686D23B069F61A.png" manifest:media-type="image/png"/>
  <manifest:file-entry manifest:full-path="Pictures/100000010000029100000168FCD933F98C8DC513.png" manifest:media-type="image/png"/>
  <manifest:file-entry manifest:full-path="Pictures/100000010000027000000174966E3C8A57F2B35A.png" manifest:media-type="image/png"/>
  <manifest:file-entry manifest:full-path="Pictures/10000001000000F4000001971CD7806A6E05FFB7.png" manifest:media-type="image/png"/>
  <manifest:file-entry manifest:full-path="Pictures/10000001000000BF000000C84B39C8108BD1FD02.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Pictures/100000010000027900000163722DC6FAE7A60863.png" manifest:media-type="image/png"/>
  <manifest:file-entry manifest:full-path="Pictures/10000001000001C10000007F4F7F5B49F8946400.png" manifest:media-type="image/png"/>
  <manifest:file-entry manifest:full-path="Pictures/10000001000001E10000008D831807C5B2CA3D81.png" manifest:media-type="image/png"/>
  <manifest:file-entry manifest:full-path="Pictures/10000001000000C6000000CF0FFDC8A79D0C36A8.png" manifest:media-type="image/png"/>
  <manifest:file-entry manifest:full-path="Pictures/100000010000026B000001B3EA2DEBC9CA3A4F2D.png" manifest:media-type="image/png"/>
  <manifest:file-entry manifest:full-path="Pictures/10000001000000C8000000314E54A05E175EB53C.png" manifest:media-type="image/png"/>
  <manifest:file-entry manifest:full-path="Pictures/10000001000000BE00000051BFA678DFFB2B9521.png" manifest:media-type="image/png"/>
  <manifest:file-entry manifest:full-path="Pictures/10000001000000BD0000002FEE86D87B674F1B9D.png" manifest:media-type="image/png"/>
  <manifest:file-entry manifest:full-path="Pictures/1000000100000268000001A877D12CF9309AE661.png" manifest:media-type="image/png"/>
  <manifest:file-entry manifest:full-path="Pictures/10000001000000B70000006EF11FD6F70153336E.png" manifest:media-type="image/png"/>
  <manifest:file-entry manifest:full-path="Pictures/1000000100000125000000534269D1BED360001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2" style:family="table">
      <style:table-properties style:width="7.4806in" fo:break-before="auto" fo:break-after="auto" table:align="margins"/>
    </style:style>
    <style:style style:name="Tabelle32.A" style:family="table-column">
      <style:table-column-properties style:column-width="7.4806in" style:rel-column-width="65535*"/>
    </style:style>
    <style:style style:name="Tabelle3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a663a"/>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39060"/>
    </style:style>
    <style:style style:name="P4" style:family="paragraph" style:parent-style-name="Standard">
      <style:text-properties officeooo:paragraph-rsid="00376f9f"/>
    </style:style>
    <style:style style:name="P5" style:family="paragraph" style:parent-style-name="Text_20_body">
      <style:paragraph-properties fo:margin-top="0in" fo:margin-bottom="0in" style:contextual-spacing="false"/>
      <style:text-properties officeooo:paragraph-rsid="00376f9f"/>
    </style:style>
    <style:style style:name="P6" style:family="paragraph" style:parent-style-name="Text_20_body">
      <style:paragraph-properties fo:margin-top="0in" fo:margin-bottom="0in" style:contextual-spacing="false"/>
      <style:text-properties officeooo:paragraph-rsid="0016cda0"/>
    </style:style>
    <style:style style:name="P7" style:family="paragraph" style:parent-style-name="Standard">
      <style:paragraph-properties fo:margin-top="0in" fo:margin-bottom="0in" style:contextual-spacing="false"/>
      <style:text-properties officeooo:rsid="0026e442" officeooo:paragraph-rsid="00223c01"/>
    </style:style>
    <style:style style:name="P8" style:family="paragraph" style:parent-style-name="Text_20_body">
      <style:text-properties officeooo:rsid="0026e442" officeooo:paragraph-rsid="00223c01"/>
    </style:style>
    <style:style style:name="P9" style:family="paragraph" style:parent-style-name="Text_20_body">
      <style:text-properties officeooo:rsid="0026e442" officeooo:paragraph-rsid="003b4c9f"/>
    </style:style>
    <style:style style:name="P10" style:family="paragraph" style:parent-style-name="Text_20_body">
      <style:text-properties officeooo:rsid="00223c01" officeooo:paragraph-rsid="00223c01"/>
    </style:style>
    <style:style style:name="P11" style:family="paragraph" style:parent-style-name="Text_20_body">
      <style:text-properties officeooo:paragraph-rsid="00223c01"/>
    </style:style>
    <style:style style:name="P12" style:family="paragraph" style:parent-style-name="Text_20_body">
      <style:text-properties officeooo:rsid="03268466" officeooo:paragraph-rsid="0024d579"/>
    </style:style>
    <style:style style:name="P13" style:family="paragraph" style:parent-style-name="Horizontal_20_Line">
      <style:text-properties officeooo:rsid="0026c526" officeooo:paragraph-rsid="00479c48"/>
    </style:style>
    <style:style style:name="P14" style:family="paragraph" style:parent-style-name="Text_20_body">
      <style:text-properties officeooo:rsid="0026c526" officeooo:paragraph-rsid="00479c48"/>
    </style:style>
    <style:style style:name="P15" style:family="paragraph" style:parent-style-name="Text_20_body">
      <style:text-properties officeooo:rsid="002a5501" officeooo:paragraph-rsid="00479c48"/>
    </style:style>
    <style:style style:name="P16" style:family="paragraph" style:parent-style-name="Text_20_body">
      <style:text-properties officeooo:rsid="038dfe98" officeooo:paragraph-rsid="00479c48"/>
    </style:style>
    <style:style style:name="P17" style:family="paragraph" style:parent-style-name="Text_20_body">
      <style:text-properties officeooo:rsid="038dd29c" officeooo:paragraph-rsid="00479c48"/>
    </style:style>
    <style:style style:name="P18" style:family="paragraph" style:parent-style-name="Text_20_body">
      <style:text-properties officeooo:paragraph-rsid="0032687d"/>
    </style:style>
    <style:style style:name="P19" style:family="paragraph" style:parent-style-name="Text_20_body">
      <style:text-properties officeooo:paragraph-rsid="00339c10"/>
    </style:style>
    <style:style style:name="P20" style:family="paragraph" style:parent-style-name="Text_20_body">
      <style:text-properties officeooo:rsid="003aa568" officeooo:paragraph-rsid="003aa568"/>
    </style:style>
    <style:style style:name="P21" style:family="paragraph" style:parent-style-name="Contents_20_Heading">
      <style:paragraph-properties fo:margin-top="0.0398in" fo:margin-bottom="0.0398in" style:contextual-spacing="false"/>
      <style:text-properties fo:color="#ffffff" loext:opacity="100%" officeooo:rsid="007c45d7" officeooo:paragraph-rsid="00376f9f"/>
    </style:style>
    <style:style style:name="P22" style:family="paragraph" style:parent-style-name="Standard">
      <style:text-properties officeooo:paragraph-rsid="003b4c9f"/>
    </style:style>
    <style:style style:name="P23" style:family="paragraph" style:parent-style-name="Contents_20_1">
      <style:paragraph-properties>
        <style:tab-stops>
          <style:tab-stop style:position="7.4807in" style:type="right" style:leader-style="dotted" style:leader-text="."/>
        </style:tab-stops>
      </style:paragraph-properties>
    </style:style>
    <style:style style:name="P24" style:family="paragraph" style:parent-style-name="Contents_20_2">
      <style:paragraph-properties>
        <style:tab-stops>
          <style:tab-stop style:position="7.2839in" style:type="right" style:leader-style="dotted" style:leader-text="."/>
        </style:tab-stops>
      </style:paragraph-properties>
    </style:style>
    <style:style style:name="P25" style:family="paragraph" style:parent-style-name="Contents_20_3">
      <style:paragraph-properties>
        <style:tab-stops>
          <style:tab-stop style:position="7.0874in" style:type="right" style:leader-style="dotted" style:leader-text="."/>
        </style:tab-stops>
      </style:paragraph-properties>
    </style:style>
    <style:style style:name="P26" style:family="paragraph" style:parent-style-name="Text_20_body">
      <style:text-properties officeooo:rsid="039f1026" officeooo:paragraph-rsid="00479c48"/>
    </style:style>
    <style:style style:name="P27" style:family="paragraph" style:parent-style-name="Text_20_body">
      <style:text-properties officeooo:rsid="039fb94a" officeooo:paragraph-rsid="00479c48"/>
    </style:style>
    <style:style style:name="P28" style:family="paragraph" style:parent-style-name="Horizontal_20_Line">
      <style:text-properties officeooo:paragraph-rsid="00479c48"/>
    </style:style>
    <style:style style:name="P29" style:family="paragraph" style:parent-style-name="Text_20_body">
      <style:text-properties officeooo:paragraph-rsid="00479c48"/>
    </style:style>
    <style:style style:name="P30" style:family="paragraph" style:parent-style-name="Text_20_body">
      <style:text-properties officeooo:rsid="027a90ca" officeooo:paragraph-rsid="00479c48"/>
    </style:style>
    <style:style style:name="P31" style:family="paragraph" style:parent-style-name="Text_20_body">
      <style:text-properties officeooo:rsid="003763a5" officeooo:paragraph-rsid="00479c48"/>
    </style:style>
    <style:style style:name="P32" style:family="paragraph" style:parent-style-name="Text_20_body">
      <style:text-properties officeooo:rsid="003d0b23" officeooo:paragraph-rsid="00479c48"/>
    </style:style>
    <style:style style:name="P33" style:family="paragraph" style:parent-style-name="Text_20_body">
      <style:text-properties officeooo:rsid="00383f03" officeooo:paragraph-rsid="00479c48"/>
    </style:style>
    <style:style style:name="P34" style:family="paragraph" style:parent-style-name="Text_20_body">
      <style:text-properties officeooo:rsid="03a0f6ba" officeooo:paragraph-rsid="00479c48"/>
    </style:style>
    <style:style style:name="P35" style:family="paragraph" style:parent-style-name="Text_20_body">
      <style:text-properties officeooo:rsid="003af720" officeooo:paragraph-rsid="00479c48"/>
    </style:style>
    <style:style style:name="P36" style:family="paragraph" style:parent-style-name="Text_20_body">
      <style:text-properties officeooo:rsid="034b28f4" officeooo:paragraph-rsid="00479c48"/>
    </style:style>
    <style:style style:name="P37" style:family="paragraph" style:parent-style-name="Text_20_body">
      <style:text-properties officeooo:rsid="002cc8d7" officeooo:paragraph-rsid="00479c48"/>
    </style:style>
    <style:style style:name="P38" style:family="paragraph" style:parent-style-name="Text_20_body">
      <style:text-properties officeooo:rsid="03a756d7" officeooo:paragraph-rsid="00479c48"/>
    </style:style>
    <style:style style:name="P39" style:family="paragraph" style:parent-style-name="Text_20_body">
      <style:text-properties officeooo:rsid="03a9064a" officeooo:paragraph-rsid="00479c48"/>
    </style:style>
    <style:style style:name="P40" style:family="paragraph" style:parent-style-name="Text_20_body">
      <style:text-properties officeooo:rsid="03a91c57" officeooo:paragraph-rsid="00479c48"/>
    </style:style>
    <style:style style:name="P41" style:family="paragraph" style:parent-style-name="Heading_20_1">
      <style:paragraph-properties fo:margin-top="0in" fo:margin-bottom="0in" style:contextual-spacing="false"/>
      <style:text-properties officeooo:paragraph-rsid="0016cda0"/>
    </style:style>
    <style:style style:name="P42" style:family="paragraph" style:parent-style-name="Heading_20_1">
      <style:paragraph-properties fo:margin-top="0in" fo:margin-bottom="0in" style:contextual-spacing="false"/>
      <style:text-properties officeooo:paragraph-rsid="00223c01"/>
    </style:style>
    <style:style style:name="P43" style:family="paragraph" style:parent-style-name="Heading_20_1">
      <style:paragraph-properties fo:margin-top="0in" fo:margin-bottom="0in" style:contextual-spacing="false"/>
      <style:text-properties officeooo:paragraph-rsid="003b4c9f"/>
    </style:style>
    <style:style style:name="P44" style:family="paragraph" style:parent-style-name="Heading_20_1">
      <style:paragraph-properties fo:margin-top="0in" fo:margin-bottom="0in" style:contextual-spacing="false"/>
      <style:text-properties officeooo:paragraph-rsid="00239060"/>
    </style:style>
    <style:style style:name="P45" style:family="paragraph" style:parent-style-name="Heading_20_1">
      <style:paragraph-properties fo:margin-top="0in" fo:margin-bottom="0in" style:contextual-spacing="false"/>
      <style:text-properties style:font-name="Albany" fo:font-size="18.2000007629395pt" fo:font-weight="bold" officeooo:rsid="024a9242" officeooo:paragraph-rsid="0024d579" style:font-name-asian="Microsoft YaHei" style:font-size-asian="18.2000007629395pt" style:font-weight-asian="bold" style:font-name-complex="Mangal1" style:font-size-complex="18.2000007629395pt" style:font-weight-complex="bold"/>
    </style:style>
    <style:style style:name="P46" style:family="paragraph" style:parent-style-name="Heading_20_2">
      <style:text-properties officeooo:paragraph-rsid="00223c01"/>
    </style:style>
    <style:style style:name="P47" style:family="paragraph" style:parent-style-name="Heading_20_2">
      <style:text-properties officeooo:paragraph-rsid="00479c48"/>
    </style:style>
    <style:style style:name="P48" style:family="paragraph" style:parent-style-name="Heading_20_2">
      <style:text-properties officeooo:rsid="039fb94a" officeooo:paragraph-rsid="00479c48"/>
    </style:style>
    <style:style style:name="P49" style:family="paragraph" style:parent-style-name="Heading_20_2">
      <style:text-properties officeooo:rsid="03b46e93" officeooo:paragraph-rsid="00479c48"/>
    </style:style>
    <style:style style:name="P50" style:family="paragraph" style:parent-style-name="Heading_20_3">
      <style:text-properties officeooo:paragraph-rsid="00479c48"/>
    </style:style>
    <style:style style:name="T1" style:family="text">
      <style:text-properties fo:font-size="10pt" officeooo:rsid="001a177c" style:font-size-asian="10pt" style:font-size-complex="10pt"/>
    </style:style>
    <style:style style:name="T2" style:family="text">
      <style:text-properties fo:font-size="10pt" officeooo:rsid="003b6092" style:font-size-asian="10pt" style:font-size-complex="10pt"/>
    </style:style>
    <style:style style:name="T3" style:family="text">
      <style:text-properties fo:font-size="10pt" officeooo:rsid="0032687d" style:font-size-asian="10pt" style:font-size-complex="10pt"/>
    </style:style>
    <style:style style:name="T4" style:family="text">
      <style:text-properties fo:font-size="10pt" officeooo:rsid="00376f9f" style:font-size-asian="10pt" style:font-size-complex="10pt"/>
    </style:style>
    <style:style style:name="T5" style:family="text">
      <style:text-properties fo:font-size="10pt" officeooo:rsid="00484d3e" style:font-size-asian="10pt" style:font-size-complex="10pt"/>
    </style:style>
    <style:style style:name="T6" style:family="text">
      <style:text-properties officeooo:rsid="0026e442"/>
    </style:style>
    <style:style style:name="T7" style:family="text">
      <style:text-properties officeooo:rsid="003f9a26"/>
    </style:style>
    <style:style style:name="T8"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239060"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32687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339c10"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3b4c9f" style:font-name-asian="Microsoft YaHei" style:font-size-asian="18.2000007629395pt" style:font-weight-asian="bold" style:font-name-complex="Mangal1" style:font-size-complex="18.2000007629395pt" style:font-weight-complex="bold"/>
    </style:style>
    <style:style style:name="T14" style:family="text">
      <style:text-properties officeooo:rsid="00695f4a"/>
    </style:style>
    <style:style style:name="T15" style:family="text">
      <style:text-properties officeooo:rsid="00841ee6"/>
    </style:style>
    <style:style style:name="T16" style:family="text">
      <style:text-properties officeooo:rsid="0075ce99"/>
    </style:style>
    <style:style style:name="T17" style:family="text">
      <style:text-properties officeooo:rsid="006eaad0"/>
    </style:style>
    <style:style style:name="T18" style:family="text">
      <style:text-properties officeooo:rsid="038f6ea6"/>
    </style:style>
    <style:style style:name="T19" style:family="text">
      <style:text-properties officeooo:rsid="0032687d"/>
    </style:style>
    <style:style style:name="T20" style:family="text">
      <style:text-properties officeooo:rsid="00223c01"/>
    </style:style>
    <style:style style:name="T21" style:family="text">
      <style:text-properties officeooo:rsid="00339c10"/>
    </style:style>
    <style:style style:name="T22" style:family="text">
      <style:text-properties officeooo:rsid="00376f9f"/>
    </style:style>
    <style:style style:name="T23" style:family="text">
      <style:text-properties officeooo:rsid="003b4c9f"/>
    </style:style>
    <style:style style:name="T24" style:family="text">
      <style:text-properties officeooo:rsid="00383f03"/>
    </style:style>
    <style:style style:name="T25" style:family="text">
      <style:text-properties officeooo:rsid="003d0b23"/>
    </style:style>
    <style:style style:name="T26" style:family="text">
      <style:text-properties officeooo:rsid="034b28f4"/>
    </style:style>
    <style:style style:name="T27" style:family="text">
      <style:text-properties officeooo:rsid="003cca09"/>
    </style:style>
    <style:style style:name="T28" style:family="text">
      <style:text-properties officeooo:rsid="03a9064a"/>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7" draw:name="Bild20" text:anchor-type="char" svg:width="0.3272in" svg:height="0.3272in" draw:z-index="4"><draw:image xlink:href="Pictures/1000000100000080000000802F260AA07D3ACAE1.png" xlink:type="simple" xlink:show="embed" xlink:actuate="onLoad" draw:mime-type="image/png"/></draw:frame></text:p>
          </table:table-cell>
          <table:table-cell table:style-name="Tabelle10.B1" office:value-type="string">
            <text:p text:style-name="P21"><text:s/>1<text:span text:style-name="T22">2</text:span> Editors - Geometry Nod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742_277335543" text:style-name="Index_20_Link" text:visited-style-name="Index_20_Link">Geometry Nodes Editor<text:tab/>2</text:a></text:p>
          <text:p text:style-name="P23"><text:a xlink:type="simple" xlink:href="#__RefHeading___Toc17614_1448608973" text:style-name="Index_20_Link" text:visited-style-name="Index_20_Link">Navigating in the Geometry Nodes Editor viewport<text:tab/>2</text:a></text:p>
          <text:p text:style-name="P24"><text:a xlink:type="simple" xlink:href="#__RefHeading___Toc57587_218003068" text:style-name="Index_20_Link" text:visited-style-name="Index_20_Link">Hotkeys<text:tab/>2</text:a></text:p>
          <text:p text:style-name="P23"><text:a xlink:type="simple" xlink:href="#__RefHeading___Toc538_2778030126" text:style-name="Index_20_Link" text:visited-style-name="Index_20_Link">Node drag search<text:tab/>3</text:a></text:p>
          <text:p text:style-name="P23"><text:a xlink:type="simple" xlink:href="#__RefHeading___Toc4634_2919074669" text:style-name="Index_20_Link" text:visited-style-name="Index_20_Link">Node context menu<text:tab/>3</text:a></text:p>
          <text:p text:style-name="P24"><text:a xlink:type="simple" xlink:href="#__RefHeading___Toc1688_987602441" text:style-name="Index_20_Link" text:visited-style-name="Index_20_Link">Add<text:tab/>3</text:a></text:p>
          <text:p text:style-name="P24"><text:a xlink:type="simple" xlink:href="#__RefHeading___Toc1690_987602441" text:style-name="Index_20_Link" text:visited-style-name="Index_20_Link">Find<text:tab/>3</text:a></text:p>
          <text:p text:style-name="P24"><text:a xlink:type="simple" xlink:href="#__RefHeading___Toc1692_987602441" text:style-name="Index_20_Link" text:visited-style-name="Index_20_Link">Cut Links<text:tab/>4</text:a></text:p>
          <text:p text:style-name="P24"><text:a xlink:type="simple" xlink:href="#__RefHeading___Toc1694_987602441" text:style-name="Index_20_Link" text:visited-style-name="Index_20_Link">Mute Links<text:tab/>4</text:a></text:p>
          <text:p text:style-name="P24"><text:a xlink:type="simple" xlink:href="#__RefHeading___Toc1696_987602441" text:style-name="Index_20_Link" text:visited-style-name="Index_20_Link">Exit Group<text:tab/>4</text:a></text:p>
          <text:p text:style-name="P24"><text:a xlink:type="simple" xlink:href="#__RefHeading___Toc865_768748134" text:style-name="Index_20_Link" text:visited-style-name="Index_20_Link">Link to Viewer<text:tab/>4</text:a></text:p>
          <text:p text:style-name="P24"><text:a xlink:type="simple" xlink:href="#__RefHeading___Toc280_2452425437" text:style-name="Index_20_Link" text:visited-style-name="Index_20_Link">Copy<text:tab/>4</text:a></text:p>
          <text:p text:style-name="P24"><text:a xlink:type="simple" xlink:href="#__RefHeading___Toc282_2452425437" text:style-name="Index_20_Link" text:visited-style-name="Index_20_Link">Paste<text:tab/>4</text:a></text:p>
          <text:p text:style-name="P24"><text:a xlink:type="simple" xlink:href="#__RefHeading___Toc274_2452425437" text:style-name="Index_20_Link" text:visited-style-name="Index_20_Link">Duplicate<text:tab/>4</text:a></text:p>
          <text:p text:style-name="P24"><text:a xlink:type="simple" xlink:href="#__RefHeading___Toc276_2452425437" text:style-name="Index_20_Link" text:visited-style-name="Index_20_Link">Rename<text:tab/>4</text:a></text:p>
          <text:p text:style-name="P24"><text:a xlink:type="simple" xlink:href="#__RefHeading___Toc278_2452425437" text:style-name="Index_20_Link" text:visited-style-name="Index_20_Link">Delete<text:tab/>4</text:a></text:p>
          <text:p text:style-name="P24"><text:a xlink:type="simple" xlink:href="#__RefHeading___Toc284_2452425437" text:style-name="Index_20_Link" text:visited-style-name="Index_20_Link">Delete with Reconnect<text:tab/>4</text:a></text:p>
          <text:p text:style-name="P24"><text:a xlink:type="simple" xlink:href="#__RefHeading___Toc1537_2590773241" text:style-name="Index_20_Link" text:visited-style-name="Index_20_Link">Make Links<text:tab/>4</text:a></text:p>
          <text:p text:style-name="P24"><text:a xlink:type="simple" xlink:href="#__RefHeading___Toc7224_1018700038" text:style-name="Index_20_Link" text:visited-style-name="Index_20_Link">Make and Replace Links<text:tab/>5</text:a></text:p>
          <text:p text:style-name="P24"><text:a xlink:type="simple" xlink:href="#__RefHeading___Toc7226_1018700038" text:style-name="Index_20_Link" text:visited-style-name="Index_20_Link">Detach Links<text:tab/>5</text:a></text:p>
          <text:p text:style-name="P24"><text:a xlink:type="simple" xlink:href="#__RefHeading___Toc1539_2590773241" text:style-name="Index_20_Link" text:visited-style-name="Index_20_Link">Make Group<text:tab/>5</text:a></text:p>
          <text:p text:style-name="P24"><text:a xlink:type="simple" xlink:href="#__RefHeading___Toc241_1169069615" text:style-name="Index_20_Link" text:visited-style-name="Index_20_Link">Insert into Group<text:tab/>6</text:a></text:p>
          <text:p text:style-name="P24"><text:a xlink:type="simple" xlink:href="#__RefHeading___Toc288_2452425437" text:style-name="Index_20_Link" text:visited-style-name="Index_20_Link">Toggle Edit Group<text:tab/>6</text:a></text:p>
          <text:p text:style-name="P24"><text:a xlink:type="simple" xlink:href="#__RefHeading___Toc286_2452425437" text:style-name="Index_20_Link" text:visited-style-name="Index_20_Link">Ungroup<text:tab/>6</text:a></text:p>
          <text:p text:style-name="P24"><text:a xlink:type="simple" xlink:href="#__RefHeading___Toc7216_1018700038" text:style-name="Index_20_Link" text:visited-style-name="Index_20_Link">Join new Frame<text:tab/>6</text:a></text:p>
          <text:p text:style-name="P24"><text:a xlink:type="simple" xlink:href="#__RefHeading___Toc7218_1018700038" text:style-name="Index_20_Link" text:visited-style-name="Index_20_Link">Remove from Frame<text:tab/>6</text:a></text:p>
          <text:p text:style-name="P24"><text:a xlink:type="simple" xlink:href="#__RefHeading___Toc1698_987602441" text:style-name="Index_20_Link" text:visited-style-name="Index_20_Link">Rename<text:tab/>7</text:a></text:p>
          <text:p text:style-name="P24"><text:a xlink:type="simple" xlink:href="#__RefHeading___Toc1700_987602441" text:style-name="Index_20_Link" text:visited-style-name="Index_20_Link">Select submenu<text:tab/>7</text:a></text:p>
          <text:p text:style-name="P25"><text:a xlink:type="simple" xlink:href="#__RefHeading___Toc759_2007164198" text:style-name="Index_20_Link" text:visited-style-name="Index_20_Link">Grouped<text:tab/>7</text:a></text:p>
          <text:p text:style-name="P25"><text:a xlink:type="simple" xlink:href="#__RefHeading___Toc8964_3930531873" text:style-name="Index_20_Link" text:visited-style-name="Index_20_Link">Linked From<text:tab/>7</text:a></text:p>
          <text:p text:style-name="P25"><text:a xlink:type="simple" xlink:href="#__RefHeading___Toc757_2007164198" text:style-name="Index_20_Link" text:visited-style-name="Index_20_Link">Linked To<text:tab/>7</text:a></text:p>
          <text:p text:style-name="P25"><text:a xlink:type="simple" xlink:href="#__RefHeading___Toc763_2007164198" text:style-name="Index_20_Link" text:visited-style-name="Index_20_Link">Activate same type previous<text:tab/>7</text:a></text:p>
          <text:p text:style-name="P25"><text:a xlink:type="simple" xlink:href="#__RefHeading___Toc765_2007164198" text:style-name="Index_20_Link" text:visited-style-name="Index_20_Link">Activate same type next<text:tab/>7</text:a></text:p>
          <text:p text:style-name="P24"><text:a xlink:type="simple" xlink:href="#__RefHeading___Toc284_140681682" text:style-name="Index_20_Link" text:visited-style-name="Index_20_Link">Show/Hide submenu<text:tab/>7</text:a></text:p>
          <text:p text:style-name="P25"><text:a xlink:type="simple" xlink:href="#__RefHeading___Toc286_140681682" text:style-name="Index_20_Link" text:visited-style-name="Index_20_Link">Hide<text:tab/>7</text:a></text:p>
          <text:p text:style-name="P25"><text:a xlink:type="simple" xlink:href="#__RefHeading___Toc288_140681682" text:style-name="Index_20_Link" text:visited-style-name="Index_20_Link">Toggle Node Mute<text:tab/>7</text:a></text:p>
          <text:p text:style-name="P25"><text:a xlink:type="simple" xlink:href="#__RefHeading___Toc290_140681682" text:style-name="Index_20_Link" text:visited-style-name="Index_20_Link">Toggle Node Preview<text:tab/>8</text:a></text:p>
          <text:p text:style-name="P25"><text:a xlink:type="simple" xlink:href="#__RefHeading___Toc292_140681682" text:style-name="Index_20_Link" text:visited-style-name="Index_20_Link">Toggle hidden node sockets<text:tab/>8</text:a></text:p>
          <text:p text:style-name="P25"><text:a xlink:type="simple" xlink:href="#__RefHeading___Toc294_140681682" text:style-name="Index_20_Link" text:visited-style-name="Index_20_Link">Toggle Node Options<text:tab/>8</text:a></text:p>
          <text:p text:style-name="P25"><text:a xlink:type="simple" xlink:href="#__RefHeading___Toc296_140681682" text:style-name="Index_20_Link" text:visited-style-name="Index_20_Link">Collapse and Hide Unused Sockets<text:tab/>8</text:a></text:p>
          <text:p text:style-name="P24"><text:a xlink:type="simple" xlink:href="#__RefHeading___Toc298_2452425437" text:style-name="Index_20_Link" text:visited-style-name="Index_20_Link">Toggle Node Options<text:tab/>8</text:a></text:p>
          <text:p text:style-name="P24"><text:a xlink:type="simple" xlink:href="#__RefHeading___Toc300_2452425437" text:style-name="Index_20_Link" text:visited-style-name="Index_20_Link">Collapse and Hide Unused Sockets<text:tab/>8</text:a></text:p>
          <text:p text:style-name="P23"><text:a xlink:type="simple" xlink:href="#__RefHeading___Toc12035_1002136789" text:style-name="Index_20_Link" text:visited-style-name="Index_20_Link">Quick Favorites menu<text:tab/>9</text:a></text:p>
        </text:index-body>
      </text:table-of-content>
      <text:p text:style-name="P4"/>
      <table:table table:name="Tabelle1" table:style-name="Tabelle1">
        <table:table-column table:style-name="Tabelle1.A"/>
        <table:table-row>
          <table:table-cell table:style-name="Tabelle1.A1" office:value-type="string">
            <text:h text:style-name="P41" text:outline-level="1"><text:bookmark-start text:name="__RefHeading___Toc742_277335543"/><text:span text:style-name="T11">Geometry Node</text:span><text:span text:style-name="T12">s</text:span> Editor<text:bookmark-end text:name="__RefHeading___Toc742_277335543"/></text:h>
          </table:table-cell>
        </table:table-row>
      </table:table>
      <text:p text:style-name="P6"><draw:frame draw:style-name="fr2" draw:name="Bild1" text:anchor-type="paragraph" svg:x="0.1181in" svg:y="0.3547in" svg:width="5.4839in" svg:height="3.6535in" draw:z-index="0"><draw:image xlink:href="Pictures/1000000100000337000002244A9E90339ED460F0.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span text:style-name="T20">The </text:span><text:span text:style-name="T19">geometry node</text:span><text:span text:style-name="T20"> editor is </text:span><text:span text:style-name="T19">an</text:span><text:span text:style-name="T20"> editor where you can</text:span><text:span text:style-name="T19"> modify the geometry of objects by nodes.</text:span></text:p>
      <text:p text:style-name="P19"><draw:frame draw:style-name="fr2" draw:name="Bild17" text:anchor-type="paragraph" svg:x="5.1307in" svg:y="0.1055in" svg:width="2.2319in" svg:height="1.6256in" draw:z-index="3"><draw:image xlink:href="Pictures/100000010000014F000000F43741F64BCFA19DCB.png" xlink:type="simple" xlink:show="embed" xlink:actuate="onLoad" draw:mime-type="image/png"/></draw:frame><text:span text:style-name="T21">When you add a node then a modifier gets added too. Geometry nodes are tied to this modifier.</text:span><text:span text:style-name="T20"><text:line-break/><text:line-break/></text:span><text:span text:style-name="T7">The editor is divided into several areas has several tool areas. </text:span></text:p>
      <text:p text:style-name="P10">Yellow – Header<text:line-break/>Blue - Tool Shelf<text:line-break/>Pink - Sidebar</text:p>
      <text:p text:style-name="P10">Note that the shader editor does not have a tool area above the header. All tool settings are in the sidebar in the Tool tab.</text:p>
      <text:p text:style-name="P20">The node editor displays a breadcrumb at the upper left when a geom<draw:frame draw:style-name="fr6" draw:name="Bild18" text:anchor-type="char" svg:x="4.5591in" svg:y="-0.0008in" svg:width="2.8272in" svg:height="0.4839in" draw:z-index="5"><draw:image xlink:href="Pictures/10000001000001A800000049D372D3911D56AB08.png" xlink:type="simple" xlink:show="embed" xlink:actuate="onLoad" draw:mime-type="image/png"/></draw:frame>etry node tree exists. It is just a visual hint, and has no further functionality.</text:p>
      <text:p text:style-name="P20"/>
      <text:p text:style-name="P7"/>
      <table:table table:name="Tabelle32" table:style-name="Tabelle32">
        <table:table-column table:style-name="Tabelle32.A"/>
        <table:table-row>
          <table:table-cell table:style-name="Tabelle32.A1" office:value-type="string">
            <text:h text:style-name="P42" text:outline-level="1"><text:bookmark-start text:name="__RefHeading___Toc17614_1448608973"/>Navigating<text:span text:style-name="T6"> in the </text:span><text:span text:style-name="T11">Geometry Nodes</text:span><text:span text:style-name="T6"> Editor viewport</text:span><text:bookmark-end text:name="__RefHeading___Toc17614_1448608973"/></text:h>
          </table:table-cell>
        </table:table-row>
      </table:table>
      <text:p text:style-name="P11"/>
      <text:h text:style-name="P46" text:outline-level="2"><text:bookmark-start text:name="__RefHeading___Toc57587_218003068"/>Hotkeys<text:bookmark-end text:name="__RefHeading___Toc57587_218003068"/></text:h>
      <text:p text:style-name="P11"><text:bookmark-start text:name="__RefHeading___Toc200_1295799078"/>Pan the view - MMB<text:bookmark-end text:name="__RefHeading___Toc200_1295799078"/></text:p>
      <text:p text:style-name="P8"><text:soft-page-break/>Zoom - Mouse Wheel, MMB+CTRL, Numpad + / -</text:p>
      <text:p text:style-name="P8">View All - Home</text:p>
      <text:p text:style-name="P9"/>
      <table:table table:name="Tabelle3" table:style-name="Tabelle3">
        <table:table-column table:style-name="Tabelle3.A"/>
        <table:table-row>
          <table:table-cell table:style-name="Tabelle3.A1" office:value-type="string">
            <text:h text:style-name="P43" text:outline-level="1"><text:bookmark-start text:name="__RefHeading___Toc538_2778030126"/><text:span text:style-name="T8">N</text:span><text:span text:style-name="T10">ode</text:span><text:span text:style-name="T9"> </text:span><text:span text:style-name="T13">drag search</text:span><text:bookmark-end text:name="__RefHeading___Toc538_2778030126"/></text:h>
          </table:table-cell>
        </table:table-row>
      </table:table>
      <text:p text:style-name="P22"/>
      <text:p text:style-name="Text_20_body">When you grab a node <text:span text:style-name="T23">input or </text:span>output, drag it around<text:span text:style-name="T23">, </text:span>and release it in th<draw:frame draw:style-name="fr5" draw:name="Bild19" text:anchor-type="char" svg:y="0.0283in" svg:width="3.8071in" svg:height="1.9602in" draw:z-index="6"><draw:image xlink:href="Pictures/100000010000023B00000126CAA49A93101901E6.png" xlink:type="simple" xlink:show="embed" xlink:actuate="onLoad" draw:mime-type="image/png"/></draw:frame>e empty space, then you will get a search menu with the available nodes that fits to this <text:span text:style-name="T23">input or </text:span>output.</text:p>
      <text:p text:style-name="Text_20_body"/>
      <text:p text:style-name="Text_20_body"/>
      <text:p text:style-name="Text_20_body"/>
      <text:p text:style-name="Text_20_body"/>
      <table:table table:name="Tabelle2" table:style-name="Tabelle2">
        <table:table-column table:style-name="Tabelle2.A"/>
        <table:table-row>
          <table:table-cell table:style-name="Tabelle2.A1" office:value-type="string">
            <text:h text:style-name="P44" text:outline-level="1"><text:bookmark-start text:name="__RefHeading___Toc4634_2919074669"/><text:span text:style-name="T8">N</text:span><text:span text:style-name="T10">ode</text:span><text:span text:style-name="T9"> context menu</text:span><text:bookmark-end text:name="__RefHeading___Toc4634_2919074669"/></text:h>
          </table:table-cell>
        </table:table-row>
      </table:table>
      <text:p text:style-name="P3"/>
      <text:p text:style-name="P29">When you double right click into the viewport, then you will open a menu.<text:span text:style-name="T14"> The UV Context menu.</text:span> Its content is to 100% double content to already existing menus. <text:span text:style-name="T15">And it is despite the name not contextual.</text:span><text:span text:style-name="T24"> It does though show different content under different circumstances.</text:span></text:p>
      <text:p text:style-name="P29"><draw:frame draw:style-name="fr2" draw:name="Bild3" text:anchor-type="paragraph" svg:x="3.3634in" svg:y="0.0673in" svg:width="1.5398in" svg:height="3.0516in" draw:z-index="7"><draw:image xlink:href="Pictures/10000001000000E7000001CA09CABCC3556A96D8.png" xlink:type="simple" xlink:show="embed" xlink:actuate="onLoad" draw:mime-type="image/png"/></draw:frame><draw:frame draw:style-name="fr2" draw:name="Bild5" text:anchor-type="paragraph" svg:x="1.6193in" svg:y="0.072in" svg:width="1.5075in" svg:height="2.5866in" draw:z-index="19"><draw:image xlink:href="Pictures/10000001000000E200000184EB90FAA4E7BDC519.png" xlink:type="simple" xlink:show="embed" xlink:actuate="onLoad" draw:mime-type="image/png"/></draw:frame><draw:frame draw:style-name="fr2" draw:name="Bild21" text:anchor-type="paragraph" svg:x="-0.0047in" svg:y="0.0957in" svg:width="1.3937in" svg:height="1.2445in" draw:z-index="20"><draw:image xlink:href="Pictures/10000001000000D1000000BB4FB8A47BFC812A34.png" xlink:type="simple" xlink:show="embed" xlink:actuate="onLoad" draw:mime-type="image/png"/></draw:frame><draw:frame draw:style-name="fr2" draw:name="Bild24" text:anchor-type="paragraph" svg:x="5.1598in" svg:y="0.0728in" svg:width="1.5in" svg:height="2.8465in" draw:z-index="23"><draw:image xlink:href="Pictures/10000001000000E1000001AB6EAF89A1A41BFBEF.png" xlink:type="simple" xlink:show="embed" xlink:actuate="onLoad" draw:mime-type="image/png"/></draw:frame></text:p>
      <text:p text:style-name="P29"/>
      <text:p text:style-name="P29"/>
      <text:p text:style-name="P29"/>
      <text:p text:style-name="P29"/>
      <text:p text:style-name="P29"/>
      <text:h text:style-name="P47" text:outline-level="2"><text:bookmark-start text:name="__RefHeading___Toc1688_987602441"/>Add<text:bookmark-end text:name="__RefHeading___Toc1688_987602441"/></text:h>
      <text:p text:style-name="P31">The whole add menu from the header.</text:p>
      <text:h text:style-name="P47" text:outline-level="2"><draw:frame draw:style-name="fr1" draw:name="Bild22" text:anchor-type="paragraph" svg:y="0.0098in" svg:width="1.7126in" svg:height="1.1256in" draw:z-index="21"><draw:image xlink:href="Pictures/1000000100000101000000A9A6AB1920F3D83E2F.png" xlink:type="simple" xlink:show="embed" xlink:actuate="onLoad" draw:mime-type="image/png"/></draw:frame><draw:frame draw:style-name="fr1" draw:name="Bild23" text:anchor-type="paragraph" svg:y="0.0098in" svg:width="1.7083in" svg:height="0.8661in" draw:z-index="22"><draw:image xlink:href="Pictures/1000000100000100000000820653BC9A7D999EEB.png" xlink:type="simple" xlink:show="embed" xlink:actuate="onLoad" draw:mime-type="image/png"/></draw:frame><text:bookmark-start text:name="__RefHeading___Toc1690_987602441"/>Find<text:bookmark-end text:name="__RefHeading___Toc1690_987602441"/></text:h>
      <text:p text:style-name="P31">Search for nodes, and hilight them. When you are in a node group then it lists the content of the node <text:soft-page-break/>group.</text:p>
      <text:h text:style-name="P47" text:outline-level="2"><text:bookmark-start text:name="__RefHeading___Toc1692_987602441"/>Cut Links <text:bookmark-end text:name="__RefHeading___Toc1692_987602441"/></text:h>
      <text:p text:style-name="P31">Calls a cut tool with which you can cut links between nodes</text:p>
      <text:h text:style-name="P47" text:outline-level="2"><text:bookmark-start text:name="__RefHeading___Toc1694_987602441"/>Mute Links<text:bookmark-end text:name="__RefHeading___Toc1694_987602441"/></text:h>
      <text:p text:style-name="P31">Calls a cut tool with which you mute cut links between nodes. To unmute the links use the same tool again.</text:p>
      <text:h text:style-name="P47" text:outline-level="2"><text:bookmark-start text:name="__RefHeading___Toc1696_987602441"/>Exit Group<text:bookmark-end text:name="__RefHeading___Toc1696_987602441"/></text:h>
      <text:p text:style-name="P31">Same as Edit Group. When you are in a group then you can end editing with this operator.</text:p>
      <text:h text:style-name="P47" text:outline-level="2"><text:bookmark-start text:name="__RefHeading___Toc865_768748134"/>Link to Viewer<text:bookmark-end text:name="__RefHeading___Toc865_768748134"/></text:h>
      <text:p text:style-name="P32">Adds a viewer node to the selected node.</text:p>
      <text:h text:style-name="P47" text:outline-level="2"><text:bookmark-start text:name="__RefHeading___Toc280_2452425437"/>Copy<text:bookmark-end text:name="__RefHeading___Toc280_2452425437"/></text:h>
      <text:p text:style-name="P14">Copies the selected nodes.</text:p>
      <text:h text:style-name="P47" text:outline-level="2"><text:bookmark-start text:name="__RefHeading___Toc282_2452425437"/>Paste<text:bookmark-end text:name="__RefHeading___Toc282_2452425437"/></text:h>
      <text:p text:style-name="P14">Pastes the copied nodes.</text:p>
      <text:h text:style-name="P47" text:outline-level="2"><text:bookmark-start text:name="__RefHeading___Toc274_2452425437"/>Duplicate<text:bookmark-end text:name="__RefHeading___Toc274_2452425437"/></text:h>
      <text:p text:style-name="P14">Duplicates the selected nodes.</text:p>
      <text:h text:style-name="P47" text:outline-level="2"><text:bookmark-start text:name="__RefHeading___Toc276_2452425437"/>Rename<text:bookmark-end text:name="__RefHeading___Toc276_2452425437"/></text:h>
      <text:p text:style-name="P14"><draw:frame draw:style-name="fr1" draw:name="Bild2" text:anchor-type="paragraph" svg:y="0.0445in" svg:width="2.0075in" svg:height="0.4252in" draw:z-index="8"><draw:image xlink:href="Pictures/100000010000012D0000004099686D23B069F61A.png" xlink:type="simple" xlink:show="embed" xlink:actuate="onLoad" draw:mime-type="image/png"/></draw:frame>Allows you to rename the current active node. A popup opens up where you can type in another name.</text:p>
      <text:h text:style-name="P47" text:outline-level="2"><text:bookmark-start text:name="__RefHeading___Toc278_2452425437"/>Delete<text:bookmark-end text:name="__RefHeading___Toc278_2452425437"/></text:h>
      <text:p text:style-name="P14">Deletes the selected nodes. All Connections gets removed.</text:p>
      <text:h text:style-name="P47" text:outline-level="2"><text:bookmark-start text:name="__RefHeading___Toc284_2452425437"/>Delete with Reconnect<text:bookmark-end text:name="__RefHeading___Toc284_2452425437"/></text:h>
      <text:p text:style-name="P14">Deletes the selected nodes. Existing connections gets bypassed as if the node would not have existed.</text:p>
      <text:p text:style-name="P28"/>
      <text:h text:style-name="P47" text:outline-level="2"><text:bookmark-start text:name="__RefHeading___Toc1537_2590773241"/>Make Links<text:bookmark-end text:name="__RefHeading___Toc1537_2590773241"/></text:h>
      <text:p text:style-name="P33">Shows when you have at least two nodes connected.</text:p>
      <text:p text:style-name="P34">Tries to connect nodes where it makes sense. For example, the BSDF output of a Principled shader with the Surface input of the Material Output node.</text:p>
      <text:h text:style-name="P47" text:outline-level="2"><text:bookmark-start text:name="__RefHeading___Toc7224_1018700038"/><text:soft-page-break/>Make and Replace Links<text:bookmark-end text:name="__RefHeading___Toc7224_1018700038"/></text:h>
      <text:p text:style-name="P33">Shows when you have at least two nodes connected.</text:p>
      <text:p text:style-name="P34">Same as Make Links. But it will replace existing links.</text:p>
      <text:h text:style-name="P47" text:outline-level="2"><text:bookmark-start text:name="__RefHeading___Toc7226_1018700038"/>Detach Links<text:bookmark-end text:name="__RefHeading___Toc7226_1018700038"/></text:h>
      <text:p text:style-name="P33">Shows when you have at least two nodes connected.</text:p>
      <text:p text:style-name="P34">Removes all connections from the selected node, but tries to reconnect the remaining nodes.</text:p>
      <text:p text:style-name="P28"/>
      <text:h text:style-name="P47" text:outline-level="2"><text:bookmark-start text:name="__RefHeading___Toc1539_2590773241"/><text:span text:style-name="T24">Make </text:span>Group<text:bookmark-end text:name="__RefHeading___Toc1539_2590773241"/></text:h>
      <text:p text:style-name="P17">Groups the selected nodes together.</text:p>
      <text:p text:style-name="P17">Select the nodes that you want to group together. Choose Make Group. You will now see a green background. This indicates that the group is created, and that you are in edit mode for the group now.</text:p>
      <text:h text:style-name="P47" text:outline-level="2"><draw:frame draw:style-name="fr4" draw:name="Bild8" text:anchor-type="paragraph" svg:x="0.0957in" svg:y="0in" svg:width="3.2835in" svg:height="1.6181in" draw:z-index="12"><draw:image xlink:href="Pictures/100000010000033500000195F674A8CBBDBE6416.png" xlink:type="simple" xlink:show="embed" xlink:actuate="onLoad" draw:mime-type="image/png"/></draw:frame><draw:frame draw:style-name="fr4" draw:name="Bild11" text:anchor-type="paragraph" svg:x="3.6681in" svg:y="-0.0571in" svg:width="2.6256in" svg:height="1.4409in" draw:z-index="13"><draw:image xlink:href="Pictures/100000010000029100000168FCD933F98C8DC513.png" xlink:type="simple" xlink:show="embed" xlink:actuate="onLoad" draw:mime-type="image/png"/></draw:frame></text:h>
      <text:p text:style-name="P29"/>
      <text:p text:style-name="P29"/>
      <text:p text:style-name="P29"/>
      <text:p text:style-name="P29"/>
      <text:p text:style-name="P16">To exit the group edit mode press Tab key, or choose Toggle Edit Group menu item in the sidebar in the Relations tab in the Group panel. That way you can also enter the Group Edit mode again.</text:p>
      <text:p text:style-name="P16"><draw:frame draw:style-name="fr3" draw:name="Bild12" text:anchor-type="paragraph" svg:y="0.2098in" svg:width="4.161in" svg:height="2.4807in" draw:z-index="14"><draw:image xlink:href="Pictures/100000010000027000000174966E3C8A57F2B35A.png" xlink:type="simple" xlink:show="embed" xlink:actuate="onLoad" draw:mime-type="image/png"/></draw:frame><draw:frame draw:style-name="fr1" draw:name="Bild13" text:anchor-type="paragraph" svg:y="0.0472in" svg:width="1.6256in" svg:height="2.7126in" draw:z-index="15"><draw:image xlink:href="Pictures/10000001000000F4000001971CD7806A6E05FFB7.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draw:frame draw:style-name="fr1" draw:name="Bild14" text:anchor-type="paragraph" svg:y="0.0472in" svg:width="1.3661in" svg:height="1.028in" draw:z-index="16"><draw:image xlink:href="Pictures/10000001000000CD0000009A460262CB9B3EF0D6.png" xlink:type="simple" xlink:show="embed" xlink:actuate="onLoad" draw:mime-type="image/png"/></draw:frame>There is a third way to enter the group edit mode. Click at the right upper icon of the group node.</text:p>
      <text:p text:style-name="P16"/>
      <text:p text:style-name="P16"/>
      <text:p text:style-name="P16"><draw:frame draw:style-name="fr1" draw:name="Bild15" text:anchor-type="paragraph" svg:y="0.3618in" svg:width="1.4366in" svg:height="0.5311in" draw:z-index="17"><draw:image xlink:href="Pictures/10000001000000D800000050BB822725730EF1D3.png" xlink:type="simple" xlink:show="embed" xlink:actuate="onLoad" draw:mime-type="image/png"/></draw:frame><text:soft-page-break/>A group can be further collapsed by clicking at the triangle button in the upper left corner.</text:p>
      <text:p text:style-name="P29"/>
      <text:p text:style-name="P29"/>
      <text:p text:style-name="P29"/>
      <text:p text:style-name="P16"><draw:frame draw:style-name="fr1" draw:name="Bild16" text:anchor-type="paragraph" svg:y="0.1071in" svg:width="3.0783in" svg:height="1.4602in" draw:z-index="18"><draw:image xlink:href="Pictures/10000001000001CE000000DB211B8FB8221ED7F5.png" xlink:type="simple" xlink:show="embed" xlink:actuate="onLoad" draw:mime-type="image/png"/></draw:frame>The group can be renamed in the sidebar in the Item tab<text:span text:style-name="T18"> and in the Properties tab</text:span> in the Node panel<text:span text:style-name="T18">. </text:span></text:p>
      <text:p text:style-name="P16"/>
      <text:p text:style-name="P16"/>
      <text:p text:style-name="P16"/>
      <text:p text:style-name="P16"/>
      <text:p text:style-name="P16"/>
      <text:p text:style-name="P28"/>
      <text:h text:style-name="P47" text:outline-level="2"><text:bookmark-start text:name="__RefHeading___Toc241_1169069615"/>Insert into Group<text:bookmark-end text:name="__RefHeading___Toc241_1169069615"/></text:h>
      <text:p text:style-name="P26">Allows you to insert a node into a node group.</text:p>
      <text:p text:style-name="P26">Select the node, hold down Shift, then select the node group so that both are selected. Then perform the operator.</text:p>
      <text:p text:style-name="P13"/>
      <text:h text:style-name="P47" text:outline-level="2"><text:bookmark-start text:name="__RefHeading___Toc288_2452425437"/><text:span text:style-name="T25">Toggle </text:span>Edit<text:span text:style-name="T25"> Group</text:span><text:bookmark-end text:name="__RefHeading___Toc288_2452425437"/></text:h>
      <text:p text:style-name="P26"><draw:frame draw:style-name="fr1" draw:name="Bild4" text:anchor-type="paragraph" svg:y="0.0807in" svg:width="3.1654in" svg:height="1.7756in" draw:z-index="9"><draw:image xlink:href="Pictures/100000010000027900000163722DC6FAE7A60863.png" xlink:type="simple" xlink:show="embed" xlink:actuate="onLoad" draw:mime-type="image/png"/></draw:frame>Enters a node group for editing. Or when you are in a node group, exits the node group editing.</text:p>
      <text:p text:style-name="P14"/>
      <text:h text:style-name="P47" text:outline-level="2"><text:bookmark-start text:name="__RefHeading___Toc286_2452425437"/>Ungroup<text:bookmark-end text:name="__RefHeading___Toc286_2452425437"/></text:h>
      <text:p text:style-name="P14">Removes the selected nodes from a group.</text:p>
      <text:p text:style-name="P14"/>
      <text:h text:style-name="P48" text:outline-level="2"><text:bookmark-start text:name="__RefHeading___Toc7216_1018700038"/>Join new Frame<text:bookmark-end text:name="__RefHeading___Toc7216_1018700038"/></text:h>
      <text:p text:style-name="P27">Frame node functionality. Adds the selected node to a frame.</text:p>
      <text:h text:style-name="P47" text:outline-level="2"><text:bookmark-start text:name="__RefHeading___Toc7218_1018700038"/>Remove from Frame<text:bookmark-end text:name="__RefHeading___Toc7218_1018700038"/></text:h>
      <text:p text:style-name="P27">Frame node functionality. Removes the selected node from a frame.</text:p>
      <text:h text:style-name="P47" text:outline-level="2"><text:bookmark-start text:name="__RefHeading___Toc1698_987602441"/><text:soft-page-break/>Rename<text:bookmark-end text:name="__RefHeading___Toc1698_987602441"/></text:h>
      <text:p text:style-name="P35">Allows you to rename a node.</text:p>
      <text:h text:style-name="P47" text:outline-level="2"><draw:frame draw:style-name="fr1" draw:name="Bild25" text:anchor-type="paragraph" svg:y="0.1839in" svg:width="2.9925in" svg:height="0.8465in" draw:z-index="24"><draw:image xlink:href="Pictures/10000001000001C10000007F4F7F5B49F8946400.png" xlink:type="simple" xlink:show="embed" xlink:actuate="onLoad" draw:mime-type="image/png"/></draw:frame><text:bookmark-start text:name="__RefHeading___Toc1700_987602441"/>Select submenu<text:bookmark-end text:name="__RefHeading___Toc1700_987602441"/></text:h>
      <text:p text:style-name="P29"/>
      <text:h text:style-name="P50" text:outline-level="3"><text:bookmark-start text:name="__RefHeading___Toc759_2007164198"/>Grouped<text:bookmark-end text:name="__RefHeading___Toc759_2007164198"/></text:h>
      <text:p text:style-name="P36">Select grouped nodes.</text:p>
      <text:h text:style-name="P50" text:outline-level="3"><text:bookmark-start text:name="__RefHeading___Toc8964_3930531873"/>Linked<text:span text:style-name="T26"> From</text:span><text:bookmark-end text:name="__RefHeading___Toc8964_3930531873"/></text:h>
      <text:p text:style-name="P37">Select the nodes that are linked from the currently selected nodes. The nodes before in the hierarchy.</text:p>
      <text:h text:style-name="P50" text:outline-level="3"><text:bookmark-start text:name="__RefHeading___Toc757_2007164198"/>Linked To<text:bookmark-end text:name="__RefHeading___Toc757_2007164198"/></text:h>
      <text:p text:style-name="P37">Select the nodes that are linked to the currently selected nodes. The nodes behind in the hierarchy.</text:p>
      <text:h text:style-name="P50" text:outline-level="3"><text:bookmark-start text:name="__RefHeading___Toc763_2007164198"/>Activate same type previous<text:bookmark-end text:name="__RefHeading___Toc763_2007164198"/></text:h>
      <text:p text:style-name="P36">Activate same node type before the current selection, step by step.</text:p>
      <text:h text:style-name="P50" text:outline-level="3"><text:bookmark-start text:name="__RefHeading___Toc765_2007164198"/>Activate same type next<text:bookmark-end text:name="__RefHeading___Toc765_2007164198"/></text:h>
      <text:p text:style-name="P36">Activate same node type after the current selection, step by step.</text:p>
      <text:p text:style-name="P28"/>
      <text:h text:style-name="P49" text:outline-level="2"><draw:frame draw:style-name="fr1" draw:name="Bild26" text:anchor-type="paragraph" svg:y="0.3071in" svg:width="3.2083in" svg:height="0.9366in" draw:z-index="25"><draw:image xlink:href="Pictures/10000001000001E10000008D831807C5B2CA3D81.png" xlink:type="simple" xlink:show="embed" xlink:actuate="onLoad" draw:mime-type="image/png"/></draw:frame><text:bookmark-start text:name="__RefHeading___Toc284_140681682"/>Show/Hide<text:span text:style-name="T27"> submenu</text:span><text:bookmark-end text:name="__RefHeading___Toc284_140681682"/></text:h>
      <text:p text:style-name="P38">Here you find hide options to make the display of nodes more compact.</text:p>
      <text:p text:style-name="P38"/>
      <text:p text:style-name="P38"/>
      <text:p text:style-name="P38"><draw:frame draw:style-name="fr1" draw:name="Bild27" text:anchor-type="paragraph" svg:y="-0.0146in" svg:width="1.3189in" svg:height="1.378in" draw:z-index="26"><draw:image xlink:href="Pictures/10000001000000C6000000CF0FFDC8A79D0C36A8.png" xlink:type="simple" xlink:show="embed" xlink:actuate="onLoad" draw:mime-type="image/png"/></draw:frame>Demonstration happens at <text:span text:style-name="T28">an image node.</text:span></text:p>
      <text:p text:style-name="P38"/>
      <text:p text:style-name="P38"/>
      <text:p text:style-name="P38"/>
      <text:h text:style-name="P50" text:outline-level="3"><draw:frame draw:style-name="fr1" draw:name="Bild28" text:anchor-type="paragraph" svg:y="0.2555in" svg:width="1.3346in" svg:height="0.3272in" draw:z-index="27"><draw:image xlink:href="Pictures/10000001000000C8000000314E54A05E175EB53C.png" xlink:type="simple" xlink:show="embed" xlink:actuate="onLoad" draw:mime-type="image/png"/></draw:frame><text:bookmark-start text:name="__RefHeading___Toc286_140681682"/>Hide<text:bookmark-end text:name="__RefHeading___Toc286_140681682"/></text:h>
      <text:p text:style-name="P38">Hides everything but input and output dots. To view the full node again perform the operator again. It's a toggle.<text:span text:style-name="T28"> Or click at the triangle left besides the node name.</text:span></text:p>
      <text:h text:style-name="P50" text:outline-level="3"><draw:frame draw:style-name="fr1" draw:name="Bild29" text:anchor-type="paragraph" svg:y="-0.0146in" svg:width="1.2717in" svg:height="1.3346in" draw:z-index="28"><draw:image xlink:href="Pictures/10000001000000BF000000C84B39C8108BD1FD02.png" xlink:type="simple" xlink:show="embed" xlink:actuate="onLoad" draw:mime-type="image/png"/></draw:frame><text:bookmark-start text:name="__RefHeading___Toc288_140681682"/>Toggle Node Mute<text:bookmark-end text:name="__RefHeading___Toc288_140681682"/></text:h>
      <text:p text:style-name="P38">Deactivates the node.</text:p>
      <text:h text:style-name="P50" text:outline-level="3"><text:bookmark-start text:name="__RefHeading___Toc290_140681682"/><text:soft-page-break/>Toggle Node Preview<text:bookmark-end text:name="__RefHeading___Toc290_140681682"/></text:h>
      <text:p text:style-name="P39">This is a compositor feature for the preview image. It does not belong here, but shares the same menu. It shows or hides the preview image.</text:p>
      <text:h text:style-name="P50" text:outline-level="3"><text:bookmark-start text:name="__RefHeading___Toc292_140681682"/>Toggle hidden node sockets<text:bookmark-end text:name="__RefHeading___Toc292_140681682"/></text:h>
      <text:p text:style-name="P39"><draw:frame draw:style-name="fr1" draw:name="Bild30" text:anchor-type="paragraph" svg:y="-0.0146in" svg:width="1.2319in" svg:height="1.1181in" draw:z-index="29"><draw:image xlink:href="Pictures/10000001000000B9000000A8BEE391CAA65F6F71.png" xlink:type="simple" xlink:show="embed" xlink:actuate="onLoad" draw:mime-type="image/png"/></draw:frame>Toggles away the unused node sockets. In this case the vector input node socket and the alpha output node socket will be hidden.</text:p>
      <text:p text:style-name="P39"/>
      <text:p text:style-name="P39"/>
      <text:p text:style-name="P39"/>
      <text:p text:style-name="P39"/>
      <text:h text:style-name="P50" text:outline-level="3"><draw:frame draw:style-name="fr2" draw:name="Bild31" text:anchor-type="paragraph" svg:x="6.0972in" svg:y="0.0075in" svg:width="1.2681in" svg:height="0.5398in" draw:z-index="30"><draw:image xlink:href="Pictures/10000001000000BE00000051BFA678DFFB2B9521.png" xlink:type="simple" xlink:show="embed" xlink:actuate="onLoad" draw:mime-type="image/png"/></draw:frame><text:bookmark-start text:name="__RefHeading___Toc294_140681682"/>Toggle Node Options<text:bookmark-end text:name="__RefHeading___Toc294_140681682"/></text:h>
      <text:p text:style-name="P40">Hides away the properties.</text:p>
      <text:h text:style-name="P50" text:outline-level="3"><draw:frame draw:style-name="fr1" draw:name="Bild32" text:anchor-type="paragraph" svg:y="0.2417in" svg:width="1.2598in" svg:height="0.311in" draw:z-index="31"><draw:image xlink:href="Pictures/10000001000000BD0000002FEE86D87B674F1B9D.png" xlink:type="simple" xlink:show="embed" xlink:actuate="onLoad" draw:mime-type="image/png"/></draw:frame><text:bookmark-start text:name="__RefHeading___Toc296_140681682"/>Collapse and Hide Unused Sockets<text:bookmark-end text:name="__RefHeading___Toc296_140681682"/></text:h>
      <text:p text:style-name="P40">Like Hide. Hides everything but the node sockets. But it also hides the unused node sockets.</text:p>
      <text:h text:style-name="P47" text:outline-level="2"><draw:frame draw:style-name="fr2" draw:name="Bild6" text:anchor-type="paragraph" svg:x="4.748in" svg:y="0.352in" svg:width="2.5984in" svg:height="1.8272in" draw:z-index="10"><draw:image xlink:href="Pictures/1000000100000268000001A877D12CF9309AE661.png" xlink:type="simple" xlink:show="embed" xlink:actuate="onLoad" draw:mime-type="image/png"/></draw:frame><text:bookmark-start text:name="__RefHeading___Toc298_2452425437"/>Toggle Node Options<text:bookmark-end text:name="__RefHeading___Toc298_2452425437"/></text:h>
      <text:p text:style-name="P15">Shows or hides the node options.</text:p>
      <text:p text:style-name="P15"/>
      <text:p text:style-name="P15"/>
      <text:p text:style-name="P15"/>
      <text:p text:style-name="P15"/>
      <text:h text:style-name="P47" text:outline-level="2"><draw:frame draw:style-name="fr2" draw:name="Bild7" text:anchor-type="paragraph" svg:x="4.748in" svg:y="0.352in" svg:width="2.5984in" svg:height="1.8272in" draw:z-index="11"><draw:image xlink:href="Pictures/100000010000026B000001B3EA2DEBC9CA3A4F2D.png" xlink:type="simple" xlink:show="embed" xlink:actuate="onLoad" draw:mime-type="image/png"/></draw:frame><text:bookmark-start text:name="__RefHeading___Toc300_2452425437"/>Collapse and Hide Unused Sockets<text:bookmark-end text:name="__RefHeading___Toc300_2452425437"/></text:h>
      <text:p text:style-name="P15">Shows or hides unused sockets.</text:p>
      <text:h text:style-name="P47" text:outline-level="2"/>
      <text:p text:style-name="P29"/>
      <text:p text:style-name="P29"/>
      <text:p text:style-name="P29"/>
      <text:p text:style-name="P29"/>
      <text:p text:style-name="P30"/>
      <table:table table:name="Tabelle31" table:style-name="Tabelle31">
        <table:table-column table:style-name="Tabelle31.A"/>
        <text:soft-page-break/>
        <table:table-row>
          <table:table-cell table:style-name="Tabelle31.A1" office:value-type="string">
            <text:h text:style-name="P45" text:outline-level="1"><text:bookmark-start text:name="__RefHeading___Toc12035_1002136789"/>Q<text:span text:style-name="T16">uick Favorites menu</text:span><text:bookmark-end text:name="__RefHeading___Toc12035_1002136789"/></text:h>
          </table:table-cell>
        </table:table-row>
      </table:table>
      <text:p text:style-name="Text_20_body"/>
      <text:p text:style-name="Text_20_body"><draw:frame draw:style-name="fr1" draw:name="Bild9" text:anchor-type="paragraph" svg:y="0.0409in" svg:width="1.2201in" svg:height="0.7319in" draw:z-index="1"><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Text_20_body"/>
      <text:p text:style-name="Text_20_body"><draw:frame draw:style-name="fr1" draw:name="Bild10" text:anchor-type="paragraph" svg:y="0.0264in" svg:width="1.9528in" svg:height="0.5516in" draw:z-index="2"><draw:image xlink:href="Pictures/1000000100000125000000534269D1BED360001A.png" xlink:type="simple" xlink:show="embed" xlink:actuate="onLoad" draw:mime-type="image/png"/></draw:frame>The Quick Favorites<text:span text:style-name="T17"> </text:span>Menu is empty by default. With Add to Quick favorites you can add this menu to the Quick menu.</text:p>
      <text:p text:style-name="Text_20_body">In the 3D view we have a menu called Quick in the header, which shows this content then. In the Image Editor you can just call it with its hotkey. Q. It has no regular menu entry here.</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a663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4d3e" style:font-size-asian="10pt" style:font-size-complex="10pt"/>
    </style:style>
    <style:style style:name="MT3" style:family="text">
      <style:text-properties fo:font-size="10pt" officeooo:rsid="0032687d" style:font-size-asian="10pt" style:font-size-complex="10pt"/>
    </style:style>
    <style:style style:name="MT4" style:family="text">
      <style:text-properties fo:font-size="10pt" officeooo:rsid="00376f9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1"> Editors - </text:span><text:span text:style-name="MT3">Geometry Node</text:span><text:span text:style-name="MT1"> Editor</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4:09.856000000</meta:creation-date>
    <dc:title>standard1cm</dc:title>
    <meta:editing-duration>PT2H7M45S</meta:editing-duration>
    <meta:editing-cycles>43</meta:editing-cycles>
    <meta:generator>LibreOffice/7.4.6.2$Windows_X86_64 LibreOffice_project/5b1f5509c2decdade7fda905e3e1429a67acd63d</meta:generator>
    <dc:date>2023-09-28T15:29:54.829000000</dc:date>
    <meta:document-statistic meta:table-count="6" meta:image-count="32" meta:object-count="0" meta:page-count="9" meta:paragraph-count="149" meta:word-count="1204" meta:character-count="6486" meta:non-whitespace-character-count="5425"/>
    <meta:template xlink:type="simple" xlink:actuate="onRequest" xlink:title="standard1cm" xlink:href="../../../../AppData/Roaming/LibreOffice/4/user/template/standard1cm.ott" meta:date="2016-03-29T10:14:09.724000000"/>
  </office:meta>
</office:document-meta>
</file>